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afef" officeooo:paragraph-rsid="0011afef" style:font-weight-asian="bold" style:font-weight-complex="bold"/>
    </style:style>
    <style:style style:name="P2" style:family="paragraph" style:parent-style-name="Standard">
      <style:paragraph-properties fo:text-align="start" style:justify-single-word="false"/>
      <style:text-properties fo:font-size="14pt" fo:font-weight="bold" officeooo:rsid="00140e47" officeooo:paragraph-rsid="00140e47" style:font-weight-asian="bold" style:font-weight-complex="bold"/>
    </style:style>
    <style:style style:name="P3" style:family="paragraph" style:parent-style-name="Standard">
      <style:paragraph-properties fo:text-align="start" style:justify-single-word="false"/>
      <style:text-properties fo:font-size="14pt" fo:font-weight="bold" officeooo:rsid="00162d66" officeooo:paragraph-rsid="00162d66" style:font-weight-asian="bold" style:font-weight-complex="bold"/>
    </style:style>
    <style:style style:name="P4" style:family="paragraph" style:parent-style-name="Standard">
      <style:paragraph-properties fo:text-align="start" style:justify-single-word="false"/>
      <style:text-properties fo:font-size="14pt" fo:font-weight="bold" officeooo:rsid="001ec294" officeooo:paragraph-rsid="001ec294" style:font-weight-asian="bold" style:font-weight-complex="bold"/>
    </style:style>
    <style:style style:name="P5" style:family="paragraph" style:parent-style-name="Standard">
      <style:paragraph-properties fo:text-align="start" style:justify-single-word="false"/>
      <style:text-properties fo:font-size="16pt" officeooo:rsid="001020ff" officeooo:paragraph-rsid="001020ff"/>
    </style:style>
    <style:style style:name="P6" style:family="paragraph" style:parent-style-name="Standard">
      <style:paragraph-properties fo:text-align="center" style:justify-single-word="false"/>
      <style:text-properties fo:font-size="16pt" fo:font-weight="bold" officeooo:rsid="001020ff" officeooo:paragraph-rsid="001020ff" style:font-weight-asian="bold" style:font-weight-complex="bold"/>
    </style:style>
    <style:style style:name="P7" style:family="paragraph" style:parent-style-name="Standard" style:list-style-name="L2">
      <style:paragraph-properties fo:text-align="start" style:justify-single-word="false"/>
      <style:text-properties fo:font-size="12pt" officeooo:rsid="0012487c" officeooo:paragraph-rsid="0012487c"/>
    </style:style>
    <style:style style:name="P8" style:family="paragraph" style:parent-style-name="Standard" style:list-style-name="L4">
      <style:paragraph-properties fo:text-align="start" style:justify-single-word="false"/>
      <style:text-properties fo:font-size="12pt" officeooo:rsid="0012487c" officeooo:paragraph-rsid="0012487c"/>
    </style:style>
    <style:style style:name="P9" style:family="paragraph" style:parent-style-name="Standard" style:list-style-name="L5">
      <style:paragraph-properties fo:text-align="start" style:justify-single-word="false"/>
      <style:text-properties fo:font-size="12pt" officeooo:rsid="0012487c" officeooo:paragraph-rsid="0012487c"/>
    </style:style>
    <style:style style:name="P10" style:family="paragraph" style:parent-style-name="Standard" style:list-style-name="L6">
      <style:paragraph-properties fo:text-align="start" style:justify-single-word="false"/>
      <style:text-properties fo:font-size="12pt" officeooo:rsid="0012487c" officeooo:paragraph-rsid="0012487c"/>
    </style:style>
    <style:style style:name="P11" style:family="paragraph" style:parent-style-name="Standard" style:list-style-name="L7">
      <style:paragraph-properties fo:text-align="start" style:justify-single-word="false"/>
      <style:text-properties fo:font-size="12pt" officeooo:rsid="00125b6a" officeooo:paragraph-rsid="00125b6a"/>
    </style:style>
    <style:style style:name="P12" style:family="paragraph" style:parent-style-name="Standard" style:list-style-name="L9">
      <style:paragraph-properties fo:text-align="start" style:justify-single-word="false"/>
      <style:text-properties fo:font-size="12pt" officeooo:rsid="00139bcc" officeooo:paragraph-rsid="00139bcc"/>
    </style:style>
    <style:style style:name="P13" style:family="paragraph" style:parent-style-name="Standard">
      <style:paragraph-properties fo:text-align="start" style:justify-single-word="false"/>
      <style:text-properties fo:font-size="12pt" officeooo:rsid="00139bcc" officeooo:paragraph-rsid="00139bcc"/>
    </style:style>
    <style:style style:name="P14" style:family="paragraph" style:parent-style-name="Standard" style:list-style-name="L11">
      <style:paragraph-properties fo:text-align="start" style:justify-single-word="false"/>
      <style:text-properties fo:font-size="12pt" officeooo:rsid="0015979d" officeooo:paragraph-rsid="0015979d"/>
    </style:style>
    <style:style style:name="P15" style:family="paragraph" style:parent-style-name="Standard">
      <style:paragraph-properties fo:text-align="start" style:justify-single-word="false"/>
      <style:text-properties fo:font-size="12pt" officeooo:rsid="0015979d" officeooo:paragraph-rsid="0015979d"/>
    </style:style>
    <style:style style:name="P16" style:family="paragraph" style:parent-style-name="Standard" style:list-style-name="L12">
      <style:paragraph-properties fo:text-align="start" style:justify-single-word="false"/>
      <style:text-properties fo:font-size="12pt" officeooo:rsid="00162d66" officeooo:paragraph-rsid="00162d66"/>
    </style:style>
    <style:style style:name="P17" style:family="paragraph" style:parent-style-name="Standard">
      <style:paragraph-properties fo:text-align="start" style:justify-single-word="false"/>
      <style:text-properties fo:font-size="12pt" officeooo:rsid="00162d66" officeooo:paragraph-rsid="00162d66"/>
    </style:style>
    <style:style style:name="P18" style:family="paragraph" style:parent-style-name="Standard">
      <style:paragraph-properties fo:text-align="start" style:justify-single-word="false"/>
      <style:text-properties fo:font-size="12pt" officeooo:rsid="0018ec25" officeooo:paragraph-rsid="0017a84f"/>
    </style:style>
    <style:style style:name="P19" style:family="paragraph" style:parent-style-name="Standard" style:list-style-name="L3">
      <style:paragraph-properties fo:text-align="start" style:justify-single-word="false"/>
      <style:text-properties fo:font-size="12pt" fo:font-weight="bold" officeooo:rsid="0012487c" officeooo:paragraph-rsid="0012487c" style:font-weight-asian="bold" style:font-weight-complex="bold"/>
    </style:style>
    <style:style style:name="P20" style:family="paragraph" style:parent-style-name="Standard" style:list-style-name="L3">
      <style:paragraph-properties fo:text-align="start" style:justify-single-word="false"/>
      <style:text-properties fo:font-size="12pt" fo:font-weight="bold" officeooo:rsid="00125b6a" officeooo:paragraph-rsid="00125b6a" style:font-weight-asian="bold" style:font-weight-complex="bold"/>
    </style:style>
    <style:style style:name="P21" style:family="paragraph" style:parent-style-name="Standard">
      <style:paragraph-properties fo:text-align="start" style:justify-single-word="false"/>
      <style:text-properties fo:font-size="12pt" fo:font-weight="normal" officeooo:rsid="00194a23" officeooo:paragraph-rsid="00194a23" style:font-weight-asian="normal" style:font-weight-complex="normal"/>
    </style:style>
    <style:style style:name="P22" style:family="paragraph" style:parent-style-name="Standard" style:list-style-name="L15">
      <style:paragraph-properties fo:text-align="start" style:justify-single-word="false"/>
      <style:text-properties fo:font-size="12pt" fo:font-weight="normal" officeooo:rsid="001c8c7c" officeooo:paragraph-rsid="001c8c7c" style:font-weight-asian="normal" style:font-weight-complex="normal"/>
    </style:style>
    <style:style style:name="P23" style:family="paragraph" style:parent-style-name="Standard" style:list-style-name="L16">
      <style:paragraph-properties fo:text-align="start" style:justify-single-word="false"/>
      <style:text-properties fo:font-size="12pt" fo:font-weight="normal" officeooo:rsid="001ca1f1" officeooo:paragraph-rsid="001ca1f1" style:font-weight-asian="normal" style:font-weight-complex="normal"/>
    </style:style>
    <style:style style:name="P24" style:family="paragraph" style:parent-style-name="Standard" style:list-style-name="L17">
      <style:paragraph-properties fo:text-align="start" style:justify-single-word="false"/>
      <style:text-properties fo:font-size="12pt" fo:font-weight="normal" officeooo:rsid="001ca1f1" officeooo:paragraph-rsid="001ca1f1" style:font-weight-asian="normal" style:font-weight-complex="normal"/>
    </style:style>
    <style:style style:name="P25" style:family="paragraph" style:parent-style-name="Standard" style:list-style-name="L18">
      <style:paragraph-properties fo:text-align="start" style:justify-single-word="false"/>
      <style:text-properties fo:font-size="12pt" fo:font-weight="normal" officeooo:rsid="001f63dd" officeooo:paragraph-rsid="001f63dd" style:font-weight-asian="normal" style:font-weight-complex="normal"/>
    </style:style>
    <style:style style:name="P26" style:family="paragraph" style:parent-style-name="Standard" style:list-style-name="L1">
      <style:paragraph-properties fo:text-align="start" style:justify-single-word="false"/>
      <style:text-properties officeooo:paragraph-rsid="0011afef"/>
    </style:style>
    <style:style style:name="P27" style:family="paragraph" style:parent-style-name="Standard" style:list-style-name="L10">
      <style:paragraph-properties fo:text-align="start" style:justify-single-word="false"/>
      <style:text-properties officeooo:paragraph-rsid="00125b6a"/>
    </style:style>
    <style:style style:name="P28" style:family="paragraph" style:parent-style-name="Standard" style:list-style-name="L18">
      <style:paragraph-properties fo:text-align="start" style:justify-single-word="false"/>
      <style:text-properties officeooo:paragraph-rsid="001f63dd"/>
    </style:style>
    <style:style style:name="P29" style:family="paragraph" style:parent-style-name="Standard" style:list-style-name="L1">
      <style:paragraph-properties fo:text-align="start" style:justify-single-word="false"/>
      <style:text-properties officeooo:rsid="0011afef" officeooo:paragraph-rsid="0011afef"/>
    </style:style>
    <style:style style:name="P30" style:family="paragraph" style:parent-style-name="Standard">
      <style:paragraph-properties fo:text-align="start" style:justify-single-word="false"/>
      <style:text-properties officeooo:rsid="0011afef" officeooo:paragraph-rsid="0011afef"/>
    </style:style>
    <style:style style:name="P31" style:family="paragraph" style:parent-style-name="Standard">
      <style:paragraph-properties fo:text-align="start" style:justify-single-word="false"/>
      <style:text-properties fo:font-weight="bold" officeooo:paragraph-rsid="0011afef" style:font-weight-asian="bold" style:font-weight-complex="bold"/>
    </style:style>
    <style:style style:name="P32" style:family="paragraph" style:parent-style-name="Standard">
      <style:paragraph-properties fo:text-align="start" style:justify-single-word="false"/>
      <style:text-properties fo:font-weight="bold" officeooo:paragraph-rsid="0017a84f" style:font-weight-asian="bold" style:font-weight-complex="bold"/>
    </style:style>
    <style:style style:name="P33" style:family="paragraph" style:parent-style-name="Standard" style:list-style-name="L18">
      <style:paragraph-properties fo:text-align="start" style:justify-single-word="false"/>
      <style:text-properties officeooo:rsid="001f63dd" officeooo:paragraph-rsid="001f63dd"/>
    </style:style>
    <style:style style:name="T1" style:family="text">
      <style:text-properties fo:font-size="12pt"/>
    </style:style>
    <style:style style:name="T2" style:family="text">
      <style:text-properties fo:font-size="12pt" officeooo:rsid="0011afef"/>
    </style:style>
    <style:style style:name="T3" style:family="text">
      <style:text-properties fo:font-size="12pt" officeooo:rsid="00125b6a"/>
    </style:style>
    <style:style style:name="T4" style:family="text">
      <style:text-properties fo:font-size="12pt" fo:font-weight="bold" officeooo:rsid="0011afef" style:font-weight-asian="bold" style:font-weight-complex="bold"/>
    </style:style>
    <style:style style:name="T5" style:family="text">
      <style:text-properties fo:font-size="12pt" fo:font-weight="normal" style:font-weight-asian="normal" style:font-weight-complex="normal"/>
    </style:style>
    <style:style style:name="T6" style:family="text">
      <style:text-properties fo:font-size="12pt" fo:font-weight="normal" officeooo:rsid="001f63dd" style:font-weight-asian="normal" style:font-weight-complex="normal"/>
    </style:style>
    <style:style style:name="T7" style:family="text">
      <style:text-properties fo:font-size="14pt" officeooo:rsid="0011afef"/>
    </style:style>
    <style:style style:name="T8" style:family="text">
      <style:text-properties fo:font-size="14pt" officeooo:rsid="0012487c"/>
    </style:style>
    <style:style style:name="T9" style:family="text">
      <style:text-properties fo:font-size="14pt" officeooo:rsid="0017a84f"/>
    </style:style>
    <style:style style:name="T10" style:family="text">
      <style:text-properties officeooo:rsid="0015979d"/>
    </style:style>
    <style:style style:name="T11" style:family="text">
      <style:text-properties officeooo:rsid="00162d66"/>
    </style:style>
    <style:style style:name="T1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st Driven Development</text:p>
      <text:p text:style-name="P5"/>
      <text:p text:style-name="P1">Definition</text:p>
      <text:list xml:id="list1676480844" text:style-name="L1">
        <text:list-item>
          <text:p text:style-name="P26"><text:span text:style-name="T2">Test-driven development (</text:span><text:span text:style-name="T4">TDD</text:span><text:span text:style-name="T2">) is a software development process relying on software requirements being converted into test cases before software is written. This type of development focuses on the success of test suites which lay out functions of the software.</text:span></text:p>
        </text:list-item>
        <text:list-item>
          <text:p text:style-name="P29"><text:span text:style-name="T1">This is the latter when compared to tests written after the completion of software.</text:span></text:p>
        </text:list-item>
      </text:list>
      <text:p text:style-name="P30"><text:span text:style-name="T1"/></text:p>
      <text:p text:style-name="P31"><text:span text:style-name="T7">Test-</text:span><text:span text:style-name="T8">D</text:span><text:span text:style-name="T7">riven Development Cycle</text:span></text:p>
      <text:list xml:id="list3790421571" text:style-name="L2">
        <text:list-item>
          <text:p text:style-name="P7">This cycle encompasses the development cycle when creating software.</text:p>
        </text:list-item>
      </text:list>
      <text:list xml:id="list1954954460" text:style-name="L3">
        <text:list-item>
          <text:p text:style-name="P19">Add a test</text:p>
        </text:list-item>
      </text:list>
      <text:list xml:id="list3051653215" text:style-name="L4">
        <text:list-item>
          <text:p text:style-name="P8">The adding of a new feature begins by writing a test that will pass once specifications has been met. These specifications can be discovered by determining what the output should be.</text:p>
        </text:list-item>
        <text:list-item>
          <text:p text:style-name="P8">These tests should outline all requirements that is demanded, and this process ensures all requirements will be met.</text:p>
        </text:list-item>
      </text:list>
      <text:list xml:id="list180639340258178" text:continue-list="list1954954460" text:style-name="L3">
        <text:list-item>
          <text:p text:style-name="P19">Run all tests. The new tests should fail for expected reasons</text:p>
        </text:list-item>
      </text:list>
      <text:list xml:id="list1906095684" text:style-name="L5">
        <text:list-item>
          <text:p text:style-name="P9">Running and displaying that the new tests will fail show that new code is required for the feature being implemented. Furthermore, it rules out that the test may be flawed and will always pass.</text:p>
        </text:list-item>
      </text:list>
      <text:list xml:id="list180640506696738" text:continue-list="list180639340258178" text:style-name="L3">
        <text:list-item>
          <text:p text:style-name="P19">Write the simplest code that passes the new test</text:p>
        </text:list-item>
      </text:list>
      <text:list xml:id="list4281956549" text:style-name="L6">
        <text:list-item>
          <text:p text:style-name="P10">Inelegant or hard code is acceptable in this phase as refactoring will be done in later steps. This ensures that the new code meets requirements, albeit unrefined.</text:p>
        </text:list-item>
      </text:list>
      <text:list xml:id="list180639880443974" text:continue-list="list180640506696738" text:style-name="L3">
        <text:list-item>
          <text:p text:style-name="P19">All tests should now pass</text:p>
        </text:list-item>
      </text:list>
      <text:list xml:id="list197527767" text:style-name="L7">
        <text:list-item>
          <text:p text:style-name="P11">If any tests fail, the code must be revised until passing. This ensures that all requirements has been met and does not break previous features. i.e. building only for one test case.</text:p>
        </text:list-item>
      </text:list>
      <text:list xml:id="list180639203597649" text:continue-list="list180639880443974" text:style-name="L3">
        <text:list-item>
          <text:p text:style-name="P19">Refactor as needed, using tests after each refactor to ensure functionality has been preserved.</text:p>
        </text:list-item>
      </text:list>
      <text:list xml:id="list2222924584" text:style-name="L10">
        <text:list-item>
          <text:p text:style-name="P27"><text:span text:style-name="T3">Code is refactored for readability and maintainability. Rerunning the test suite guards against accidentally breaking previous features.</text:span></text:p>
        </text:list-item>
        <text:list-item>
          <text:p text:style-name="P27"><text:span text:style-name="T3">Refactoring code can be described as:</text:span></text:p>
          <text:list>
            <text:list-item>
              <text:p text:style-name="P27"><text:span text:style-name="T3">moving code to where it most logically belongs</text:span></text:p>
            </text:list-item>
            <text:list-item>
              <text:p text:style-name="P27"><text:span text:style-name="T3">removing duplicate code</text:span></text:p>
            </text:list-item>
            <text:list-item>
              <text:p text:style-name="P27"><text:span text:style-name="T3">making names self-documenting</text:span></text:p>
            </text:list-item>
            <text:list-item>
              <text:p text:style-name="P27"><text:span text:style-name="T3">splitting methods into smaller pieces</text:span></text:p>
            </text:list-item>
            <text:list-item>
              <text:p text:style-name="P27"><text:span text:style-name="T3">re-arranging inheritance hierarchies</text:span></text:p>
            </text:list-item>
          </text:list>
        </text:list-item>
      </text:list>
      <text:list xml:id="list180640199049043" text:continue-list="list180639203597649" text:style-name="L3">
        <text:list-item>
          <text:p text:style-name="P20">Repeat</text:p>
        </text:list-item>
      </text:list>
      <text:list xml:id="list656206884" text:style-name="L9">
        <text:list-item>
          <text:p text:style-name="P12">This cycle is repeated for each new feature that will be implemented. Each test should be small and incremented and commits made often. This gives developers the ability to undo changes in cases of code breaking rather than debugging to a stable point.</text:p>
        </text:list-item>
        <text:list-item>
          <text:p text:style-name="P12">When creating tests, it is important to not write tests for external libraries that tests only the library rather than your code.</text:p>
        </text:list-item>
      </text:list>
      <text:p text:style-name="P13"/>
      <text:p text:style-name="P2">Development Style<text:span text:style-name="T10"> (red/green/refactor)</text:span></text:p>
      <text:list xml:id="list1542134390" text:style-name="L11">
        <text:list-item>
          <text:p text:style-name="P14">Writing the test first before writing the software provides many benefits.</text:p>
          <text:list>
            <text:list-item>
              <text:p text:style-name="P14">It leads the developer to a deeper understanding of the product requirement, ensures the effectiveness of the test code, ensures all features are implemented, and maintains a continual focus on software quality.</text:p>
            </text:list-item>
            <text:list-item>
              <text:p text:style-name="P14"><text:soft-page-break/>With test<text:span text:style-name="T11">-driven development, the cycle of red/green/refactor reinforces a developer's mental model of the code and provides confidence on what to work on next.</text:span></text:p>
            </text:list-item>
          </text:list>
        </text:list-item>
      </text:list>
      <text:p text:style-name="P15"/>
      <text:p text:style-name="P3">Units in TDD</text:p>
      <text:list xml:id="list3151985114" text:style-name="L12">
        <text:list-item>
          <text:p text:style-name="P16">A unit is commonly defined as a class or a module and should be kept relatively small to aid in debugging.</text:p>
        </text:list-item>
        <text:list-item>
          <text:p text:style-name="P16">Having smaller test cases makes it easier to understand what should be implemented as well as making it easier to track down location of problems.</text:p>
        </text:list-item>
      </text:list>
      <text:p text:style-name="P17"/>
      <text:p text:style-name="P32"><text:span text:style-name="T9">Best Practices When Creating Test Cases</text:span></text:p>
      <text:p text:style-name="P21"><text:tab/><text:span text:style-name="T12">Test structure</text:span></text:p>
      <text:list xml:id="list1262891255" text:style-name="L15">
        <text:list-item>
          <text:p text:style-name="P22">Tests cases should have an effective layout to ensure that a test case is self-documenting (explanatory through layout and labels). </text:p>
        </text:list-item>
        <text:list-item>
          <text:p text:style-name="P22">A commonly applied structure for test cases has (1) <text:span text:style-name="T12">setup</text:span>, (2) <text:span text:style-name="T12">execution</text:span>, (3) <text:span text:style-name="T12">validation</text:span>, (4) <text:span text:style-name="T12">cleanup</text:span></text:p>
          <text:list>
            <text:list-item>
              <text:p text:style-name="P22"><text:span text:style-name="T12">Setup</text:span>: Put the unit under test (UUT) into the state needed to run the test.</text:p>
            </text:list-item>
            <text:list-item>
              <text:p text:style-name="P22"><text:span text:style-name="T12">Execution</text:span>: Trigger the UUT to perform the target behavior and capture all output (return values and output parameters).</text:p>
            </text:list-item>
            <text:list-item>
              <text:p text:style-name="P22"><text:span text:style-name="T12">Validation</text:span>: Ensure the results of the tests are correct. These results may include explicit outputs captured or state changes in the UUT.</text:p>
            </text:list-item>
            <text:list-item>
              <text:p text:style-name="P22"><text:span text:style-name="T12">Cleanup</text:span>: Restore the UUT to the pre-test state. This restoration makes testing of following tests possible.</text:p>
            </text:list-item>
          </text:list>
        </text:list-item>
      </text:list>
      <text:p text:style-name="P21"><text:span text:style-name="T12"><text:tab/>Individual best practices</text:span></text:p>
      <text:list xml:id="list1477740970" text:style-name="L16">
        <text:list-item>
          <text:p text:style-name="P23">Keeping the test setup and teardown separate from the tests lets the test oracle focus only on the results necessary to validate its test.</text:p>
        </text:list-item>
      </text:list>
      <text:p text:style-name="P21"><text:span text:style-name="T12"><text:tab/>Practices to avoid, or 'anti-patterns'</text:span></text:p>
      <text:list xml:id="list1433641285" text:style-name="L17">
        <text:list-item>
          <text:p text:style-name="P24">Having test cases depend on system state manipulated from previously executed test cases. (<text:span text:style-name="T12">Always</text:span> start a unit test from a known and pre-configured state).</text:p>
        </text:list-item>
        <text:list-item>
          <text:p text:style-name="P24">Dependencies between test cases. Execution order should not be presumed.</text:p>
        </text:list-item>
        <text:list-item>
          <text:p text:style-name="P24">Interdependent tests. A test that relies on other tests can cause a cascading false negatives, where later tests will fail due to a earlier test, even though the later test is working correctly.</text:p>
        </text:list-item>
        <text:list-item>
          <text:p text:style-name="P24">Testing precise execution behavior timing or performance.</text:p>
        </text:list-item>
        <text:list-item>
          <text:p text:style-name="P24">Building 'all-knowing oracles'. An oracle that inspects more than necessary is more expensive and brittle over time.</text:p>
        </text:list-item>
        <text:list-item>
          <text:p text:style-name="P24">Testing implementation details</text:p>
        </text:list-item>
        <text:list-item>
          <text:p text:style-name="P24">Slow running tests.</text:p>
        </text:list-item>
      </text:list>
      <text:p text:style-name="P18"/>
      <text:p text:style-name="P4">Limitations</text:p>
      <text:list xml:id="list3380043747" text:style-name="L18">
        <text:list-item>
          <text:p text:style-name="P25">There are some situations where unit testing are insufficient and requires full functional tests instead. These include user interfaces, database programs, and programs that depend on specific network configurations.</text:p>
        </text:list-item>
        <text:list-item>
          <text:p text:style-name="P25">Management support can cause issues if they do not believe that TDD is beneficial or is a time waste.</text:p>
        </text:list-item>
        <text:list-item>
          <text:p text:style-name="P28"><text:span text:style-name="T6">Unit tests may have blind spots as the tests are usually created by the developer implementing code for the test. This may give the developer a wrong sense of correctness as the test being implemented is inherently incorrect.</text:span></text:p>
        </text:list-item>
        <text:list-item>
          <text:p text:style-name="P33"><text:span text:style-name="T5">Maintaining tests costs time and becomes part of the maintenance overhead of a projec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56" meta:word-count="874" meta:character-count="5289" meta:non-whitespace-character-count="4513"/>
  </office:meta>
</office:document-meta>
</file>